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7D8000000B75601AE623C87AA4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Regular" svg:font-family="'Noto Sans CJK SC Regular'" style:font-family-generic="system" style:font-pitch="variable"/>
  </office:font-face-decls>
  <office:automatic-styles>
    <style:style style:name="Tabla1" style:family="table">
      <style:table-properties style:width="12.891cm" table:align="left" style:writing-mode="lr-tb"/>
    </style:style>
    <style:style style:name="Tabla1.A" style:family="table-column">
      <style:table-column-properties style:column-width="4.001cm"/>
    </style:style>
    <style:style style:name="Tabla1.B" style:family="table-column">
      <style:table-column-properties style:column-width="4.5cm"/>
    </style:style>
    <style:style style:name="Tabla1.C" style:family="table-column">
      <style:table-column-properties style:column-width="4.39cm"/>
    </style:style>
    <style:style style:name="Tabla1.A1" style:family="table-cell">
      <style:table-cell-properties style:vertical-align="middle" style:writing-mode="page"/>
    </style:style>
    <style:style style:name="P1" style:family="paragraph" style:parent-style-name="Standard">
      <style:paragraph-properties fo:text-align="center" style:justify-single-word="false"/>
      <style:text-properties fo:font-size="22pt" fo:language="es" fo:country="ES" style:text-underline-style="solid" style:text-underline-width="auto" style:text-underline-color="font-color" fo:font-weight="bold" officeooo:rsid="00178aab" officeooo:paragraph-rsid="00178aab" style:font-size-asian="19.25pt" style:font-weight-asian="bold" style:font-size-complex="22pt" style:font-weight-complex="bold"/>
    </style:style>
    <style:style style:name="P2" style:family="paragraph" style:parent-style-name="Standard">
      <style:text-properties fo:language="es" fo:country="ES"/>
    </style:style>
    <style:style style:name="P3" style:family="paragraph" style:parent-style-name="Standard">
      <style:paragraph-properties fo:text-align="center" style:justify-single-word="false"/>
      <style:text-properties fo:language="es" fo:country="ES"/>
    </style:style>
    <style:style style:name="P4" style:family="paragraph" style:parent-style-name="Standard">
      <style:paragraph-properties fo:text-align="start" style:justify-single-word="false"/>
      <style:text-properties fo:language="es" fo:country="ES" fo:font-weight="bold" style:font-weight-asian="bold" style:font-weight-complex="bold"/>
    </style:style>
    <style:style style:name="P5" style:family="paragraph" style:parent-style-name="Standard">
      <style:text-properties fo:language="es" fo:country="ES" fo:font-weight="bold" style:font-weight-asian="bold" style:font-weight-complex="bold"/>
    </style:style>
    <style:style style:name="P6" style:family="paragraph" style:parent-style-name="Standard">
      <style:text-properties fo:language="es" fo:country="ES" fo:font-weight="bold" officeooo:rsid="00178aab" officeooo:paragraph-rsid="00178aab" style:font-weight-asian="bold" style:font-weight-complex="bold"/>
    </style:style>
    <style:style style:name="P7" style:family="paragraph" style:parent-style-name="Standard">
      <style:text-properties fo:language="es" fo:country="ES" fo:font-weight="bold" officeooo:rsid="00178aab" officeooo:paragraph-rsid="00178aab" fo:background-color="transparent" style:font-weight-asian="bold" style:font-weight-complex="bold"/>
    </style:style>
    <style:style style:name="P8" style:family="paragraph" style:parent-style-name="Standard">
      <style:text-properties fo:language="es" fo:country="ES" officeooo:rsid="00178aab" officeooo:paragraph-rsid="00178aab"/>
    </style:style>
    <style:style style:name="P9" style:family="paragraph" style:parent-style-name="Standard">
      <style:paragraph-properties fo:text-align="start" style:justify-single-word="false"/>
      <style:text-properties fo:language="es" fo:country="ES" fo:font-weight="normal" style:font-weight-asian="normal" style:font-weight-complex="normal"/>
    </style:style>
    <style:style style:name="P10" style:family="paragraph" style:parent-style-name="Standard">
      <style:paragraph-properties style:writing-mode="lr-tb"/>
      <style:text-properties fo:language="es" fo:country="ES" fo:font-weight="normal" officeooo:rsid="00178aab" officeooo:paragraph-rsid="00178aab" style:font-weight-asian="normal" style:font-weight-complex="normal"/>
    </style:style>
    <style:style style:name="P11" style:family="paragraph" style:parent-style-name="Standard">
      <style:paragraph-properties fo:text-align="start" style:justify-single-word="false"/>
      <style:text-properties fo:language="es" fo:country="ES" fo:font-weight="normal" officeooo:paragraph-rsid="001953bc" fo:background-color="#5eb91e" style:font-weight-asian="normal" style:font-weight-complex="normal"/>
    </style:style>
    <style:style style:name="P12" style:family="paragraph" style:parent-style-name="Standard">
      <style:paragraph-properties fo:text-align="start" style:justify-single-word="false" style:writing-mode="lr-tb"/>
      <style:text-properties fo:language="es" fo:country="ES" fo:font-weight="normal" officeooo:paragraph-rsid="001953bc" fo:background-color="#5eb91e" style:font-weight-asian="normal" style:font-weight-complex="normal"/>
    </style:style>
    <style:style style:name="P13" style:family="paragraph" style:parent-style-name="Standard">
      <style:paragraph-properties fo:text-align="start" style:justify-single-word="false" style:writing-mode="lr-tb"/>
      <style:text-properties fo:language="es" fo:country="ES" fo:font-weight="normal" officeooo:paragraph-rsid="0018fafb" fo:background-color="#5eb91e" style:font-weight-asian="normal" style:font-weight-complex="normal"/>
    </style:style>
    <style:style style:name="P14" style:family="paragraph" style:parent-style-name="Standard">
      <style:text-properties fo:language="es" fo:country="ES" officeooo:rsid="00178aab" officeooo:paragraph-rsid="00178aab" fo:background-color="#5eb91e"/>
    </style:style>
    <style:style style:name="P15" style:family="paragraph" style:parent-style-name="Standard">
      <style:text-properties fo:language="es" fo:country="ES" fo:background-color="#5eb91e"/>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officeooo:paragraph-rsid="001a7352"/>
    </style:style>
    <style:style style:name="P18" style:family="paragraph" style:parent-style-name="Table_20_Contents">
      <style:paragraph-properties fo:text-align="center" style:justify-single-word="false" style:writing-mode="lr-tb"/>
    </style:style>
    <style:style style:name="P19" style:family="paragraph" style:parent-style-name="Table_20_Contents">
      <style:paragraph-properties fo:text-align="center" style:justify-single-word="false"/>
      <style:text-properties officeooo:rsid="001a7352" officeooo:paragraph-rsid="001a7352"/>
    </style:style>
    <style:style style:name="P20" style:family="paragraph" style:parent-style-name="Table_20_Contents">
      <style:paragraph-properties fo:text-align="center" style:justify-single-word="false"/>
      <style:text-properties officeooo:rsid="001b65fd" officeooo:paragraph-rsid="001b65fd"/>
    </style:style>
    <style:style style:name="P21" style:family="paragraph" style:parent-style-name="Table_20_Contents">
      <style:paragraph-properties fo:text-align="center" style:justify-single-word="false"/>
      <style:text-properties officeooo:rsid="001c17c0" officeooo:paragraph-rsid="001c17c0"/>
    </style:style>
    <style:style style:name="T1" style:family="text">
      <style:text-properties officeooo:rsid="00178aab"/>
    </style:style>
    <style:style style:name="T2" style:family="text">
      <style:text-properties officeooo:rsid="0018e54e"/>
    </style:style>
    <style:style style:name="T3" style:family="text">
      <style:text-properties officeooo:rsid="0018fafb"/>
    </style:style>
    <style:style style:name="T4" style:family="text">
      <style:text-properties officeooo:rsid="001953bc"/>
    </style:style>
    <style:style style:name="T5" style:family="text">
      <style:text-properties style:text-underline-style="solid" style:text-underline-width="auto" style:text-underline-color="font-color"/>
    </style:style>
    <style:style style:name="T6" style:family="text">
      <style:text-properties officeooo:rsid="001a2648"/>
    </style:style>
    <style:style style:name="T7" style:family="text">
      <style:text-properties officeooo:rsid="001a7352"/>
    </style:style>
    <style:style style:name="T8" style:family="text">
      <style:text-properties fo:background-color="#5eb91e"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tge1" text:anchor-type="paragraph" svg:x="-0.238cm" svg:y="-1.852cm" svg:width="17cm" svg:height="1.549cm" draw:z-index="0"><draw:image xlink:href="Pictures/10000001000007D8000000B75601AE623C87AA48.png" xlink:type="simple" xlink:show="embed" xlink:actuate="onLoad" draw:mime-type="image/png"/></draw:frame>Actividad 1</text:p>
      <text:p text:style-name="P3"/>
      <text:p text:style-name="P3"/>
      <text:p text:style-name="P4">1. Gandhi instauró la resistencia pasiva y sin violencia para pedir la independencia de India. ¿Se podría considerar un emprendedor? ¿Con cuál de los ODS definido por la ONU identificas su labor a lo largo de su vida?</text:p>
      <text:p text:style-name="P4"/>
      <text:p text:style-name="P11">Gandhi <text:span text:style-name="T4">podria ser considerado emprendedor debido a </text:span>cualidades <text:span text:style-name="T4">que entrrarian dentro de su definición, dichas cualidades serian:</text:span></text:p>
      <text:p text:style-name="P11"/>
      <text:p text:style-name="P11"><text:span text:style-name="T5">-Capacidad Innovadora</text:span>: Gandhi introdujo la resistencia pasiva y la no violencia como métodos revolucionarios en la política de su época, rompiendo con la tradición de lucha armada</text:p>
      <text:p text:style-name="P11"/>
      <text:p text:style-name="P12"><text:span text:style-name="T5">-Valentía y Determinación</text:span>: <text:span text:style-name="T4">Es valiente por </text:span>enfrentar la violencia con la no violencia, incluso arriesgando su vida <text:span text:style-name="T4">requiriendo un nivel de determinación alto</text:span></text:p>
      <text:p text:style-name="P11"/>
      <text:p text:style-name="P11"><text:span text:style-name="T5">-Creatividad</text:span>: Gandhi logró mejoras sociales significativas para su pueblo con recursos materiales limitados.</text:p>
      <text:p text:style-name="P11"/>
      <text:p text:style-name="P13"><text:span text:style-name="T3">Al Gandhi promover la no violencia, la justicia social y la lucha pacífica contra la opresión colonial es la </text:span>ODS número 16 <text:span text:style-name="T3">es con la que mas se identifica su labor</text:span>, <text:span text:style-name="T3">ya que </text:span>se centra en la paz, la justicia y las instituciones sólidas</text:p>
      <text:p text:style-name="P9"/>
      <text:p text:style-name="P4">2. En 1955 Rosa Parks, una mujer negra, se negó a ceder su asiento en el autobús a un viajero blanco. El conductor llamó a la policía y fue detenida. ¿Por qué se considera a Rosa P<text:span text:style-name="T1">a</text:span>rks una mujer valiente con iniciativa? ¿Qué actuación popular va a seguir esta acción?</text:p>
      <text:p text:style-name="P2"/>
      <text:p text:style-name="P2"/>
      <text:p text:style-name="P15">Rosa Parks se considera valiente por negarse a ceder su asiento en el autobús, desafiando las leyes <text:s/>racial<text:span text:style-name="T6">es</text:span> de la época. Esta acción muestra su valentía al enfrentar posibles consecuencias.</text:p>
      <text:p text:style-name="P15"/>
      <text:p text:style-name="P15">Su iniciativa se <text:span text:style-name="T6">puede ver</text:span> al convertirse en un símbolo de resistencia, inspirando el boicot de autobuses de Montgomery, un movimiento popular que luchó contra la segregación racial en el transporte público. Esta acción tuvo un impacto significativo en la lucha por los derechos civiles en Estados Unidos</text:p>
      <text:p text:style-name="P2"/>
      <text:p text:style-name="P5">3. Relaciona las cualidades del empresario que se recogen en las cajas de la izquierda con las definiciones situadas a la derecha:</text:p>
      <text:p text:style-name="P5"/>
      <text:p text:style-name="P14">-Iniciativa: Es la acción de dar comienzo a algo, de hablar u obrar por voluntad propia,</text:p>
      <text:p text:style-name="P14">adelantándose a cualquier motivación externa o ajena a uno mismo</text:p>
      <text:p text:style-name="P14"/>
      <text:p text:style-name="P14">-Autonomía: Es la acción de dar comienzo a algo, de hablar u obrar por voluntad propia,</text:p>
      <text:p text:style-name="P14">adelantándose a cualquier motivación externa o ajena a uno mismo</text:p>
      <text:p text:style-name="P14"/>
      <text:p text:style-name="P14">-Creatividad: Consiste en la facilidad para imaginar ideas y proyectos nuevos</text:p>
      <text:p text:style-name="P14"/>
      <text:p text:style-name="P14">-Innovación: Supone analizar las situaciones desde una óptica distinta a la habitual y</text:p>
      <text:p text:style-name="P14">proponer soluciones originales sin miedo al cambio</text:p>
      <text:p text:style-name="P14"/>
      <text:p text:style-name="P14">-Visión de futuro: Hace referencia a la capacidad para identificar oportunidades de negocio.</text:p>
      <text:p text:style-name="P14"><text:soft-page-break/>Un empresario no es una persona que predice el futuro, sino que es sensible</text:p>
      <text:p text:style-name="P14">al entorno, a las necesidades de la sociedad y a los cambios que se están</text:p>
      <text:p text:style-name="P8"><text:span text:style-name="T8">operando o que se producirán en un futuro</text:span></text:p>
      <text:p text:style-name="P6"/>
      <text:p text:style-name="P6">4. Relaciona las cualidades con su definición. Para saber si has comprendido bien el significado, ilustra con un ejemplo cada una de las cualidades; es preferible que seas tú el o la protagonista, o alguien de tu entorno. La finalidad de esta actividad es que seas capaz de reconocer cómo actúa una persona que tien<text:span text:style-name="T2">e </text:span>estas cualidades propias del emprendedor y analizar si dispones de ellas (en mayor o menor grado).</text:p>
      <text:p text:style-name="P6"/>
      <table:table table:name="Tabla1" table:style-name="Tabla1">
        <table:table-column table:style-name="Tabla1.A"/>
        <table:table-column table:style-name="Tabla1.B"/>
        <table:table-column table:style-name="Tabla1.C"/>
        <table:table-row table:style-name="TableLine2149836970496">
          <table:table-cell table:style-name="Tabla1.A1" office:value-type="string">
            <text:p text:style-name="P19">Cualidad</text:p>
          </table:table-cell>
          <table:table-cell table:style-name="Tabla1.A1" office:value-type="string">
            <text:p text:style-name="P19">Definición</text:p>
          </table:table-cell>
          <table:table-cell table:style-name="Tabla1.A1" office:value-type="string">
            <text:p text:style-name="P17"><text:span text:style-name="T7">Ejemplo</text:span></text:p>
          </table:table-cell>
        </table:table-row>
        <table:table-row table:style-name="TableLine2149836970496">
          <table:table-cell table:style-name="Tabla1.A1" office:value-type="string">
            <text:p text:style-name="P19">Confianza en uno mismo</text:p>
          </table:table-cell>
          <table:table-cell table:style-name="Tabla1.A1" office:value-type="string">
            <text:p text:style-name="P16">Consiste en percibirse de forma positiva, conocer las aptitudes y capacidades propias y apostar por ellas</text:p>
          </table:table-cell>
          <table:table-cell table:style-name="Tabla1.A1" office:value-type="string">
            <text:p text:style-name="P16"/>
          </table:table-cell>
        </table:table-row>
        <table:table-row table:style-name="TableLine2149836970496">
          <table:table-cell table:style-name="Tabla1.A1" office:value-type="string">
            <text:p text:style-name="P19">Tenacidad</text:p>
          </table:table-cell>
          <table:table-cell table:style-name="Tabla1.A1" office:value-type="string">
            <text:p text:style-name="P18">Dar prueba de constancia y tesón en aquello que se inicia. Inscribir las propias acciones en la idea de perseverancia y de llegada a término</text:p>
          </table:table-cell>
          <table:table-cell table:style-name="Tabla1.A1" office:value-type="string">
            <text:p text:style-name="P20">Fui muy tenaz al proponerme hacer esta tarea y lograrlo</text:p>
          </table:table-cell>
        </table:table-row>
        <table:table-row table:style-name="TableLine2149836970496">
          <table:table-cell table:style-name="Tabla1.A1" office:value-type="string">
            <text:p text:style-name="P19">Responsabilidad</text:p>
          </table:table-cell>
          <table:table-cell table:style-name="Tabla1.A1" office:value-type="string">
            <text:p text:style-name="P16">Capacidad para asumir las consecuencias de los actos y decisiones tomadas por uno mismo.</text:p>
          </table:table-cell>
          <table:table-cell table:style-name="Tabla1.A1" office:value-type="string">
            <text:p text:style-name="P16"/>
          </table:table-cell>
        </table:table-row>
        <table:table-row table:style-name="TableLine2149836970496">
          <table:table-cell table:style-name="Tabla1.A1" office:value-type="string">
            <text:p text:style-name="P19">Autodisciplina</text:p>
          </table:table-cell>
          <table:table-cell table:style-name="Tabla1.A1" office:value-type="string">
            <text:p text:style-name="P16">El control de la propia conducta, en particular de los impulsos y reacciones inmediatas</text:p>
          </table:table-cell>
          <table:table-cell table:style-name="Tabla1.A1" office:value-type="string">
            <text:p text:style-name="P16">Voy todos los días a clases sin faltar</text:p>
          </table:table-cell>
        </table:table-row>
        <table:table-row table:style-name="TableLine2149836970496">
          <table:table-cell table:style-name="Tabla1.A1" office:value-type="string">
            <text:p text:style-name="P19">Sentido critico</text:p>
          </table:table-cell>
          <table:table-cell table:style-name="Tabla1.A1" office:value-type="string">
            <text:p text:style-name="P16">Ser una persona realista y objetiva para poder valorar los pros y contras de la idea y conocer sus límites. </text:p>
          </table:table-cell>
          <table:table-cell table:style-name="Tabla1.A1" office:value-type="string">
            <text:p text:style-name="P21">A mi hermano lo intentaron fichar en el vergel pero analizando su situación y sus oportunidades decidió quedarse en el pego</text:p>
          </table:table-cell>
        </table:table-row>
        <table:table-row table:style-name="TableLine2149836970496">
          <table:table-cell table:style-name="Tabla1.A1" office:value-type="string">
            <text:p text:style-name="P19">Motivación</text:p>
          </table:table-cell>
          <table:table-cell table:style-name="Tabla1.A1" office:value-type="string">
            <text:p text:style-name="P16">Estar motivado para conseguir las metas profesionales propuestas, no cejar en buscar el éxito del proyecto a pesar de los fracasos y del riesgo que representan </text:p>
          </table:table-cell>
          <table:table-cell table:style-name="Tabla1.A1" office:value-type="string">
            <text:p text:style-name="P16"/>
          </table:table-cell>
        </table:table-row>
      </table:table>
      <text:p text:style-name="P10"/>
      <text:p text:style-name="P6"/>
      <text:p text:style-name="P6"/>
      <text:p text:style-name="P6"/>
      <text:p text:style-name="P6"/>
      <text:p text:style-name="P6"/>
      <text:p text:style-name="P6"/>
      <text:p text:style-name="P6"/>
      <text:p text:style-name="P6"/>
      <text:p text:style-name="P6"><text:soft-page-break/></text:p>
      <text:p text:style-name="P6">5. ¿Por qué fue Henry Ford un innovador? ¿Qué cualidades del emprendedor ves en él? Justifica la respuesta.</text:p>
      <text:p text:style-name="P6"/>
      <text:p text:style-name="P14">Henry Ford fue un innovador y emprendedor destacado debido a su capacidad para <text:span text:style-name="T2">imaginar</text:span> y desarrollar la cadena de montaje <text:span text:style-name="T2">actualmente conocida como FORD</text:span>, una innovación clave que redujo los costos de producción de automóviles y los hizo asequibles para la clase media. Sus cualidades emprendedoras incluyen creatividad, visión de futuro, <text:span text:style-name="T2">pues pudo anticipar</text:span> la importancia de los automóviles para la sociedad, perseverancia al superar desafíos en la <text:span text:style-name="T2">no rendirse frente a las dificultades</text:span> de la cadena de montaje, iniciativa y disposición para asumir riesgos al crear una red de concesionarios y utilizar publicidad masiva</text:p>
      <text:p text:style-name="P14"/>
      <text:p text:style-name="P7">6. Identifica, de forma individual, qué cualidades crees que posees y por qué. Copia la tabla en tu cuaderno y anota en la columna central tus conclusiones. Muchas veces, otras personas ven en nosotros rasgos que nosotros mismos no percibimos. Consulta a tus compañeros y compañeras qué cualidades piensan que tienes y anota en la columna de la derecha lo que te indiquen; compáralo después con tus respuestas. Reflexiona con detenimient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0T11:59:31.852466368</meta:creation-date>
    <dc:date>2023-09-17T23:19:34.914000000</dc:date>
    <meta:editing-duration>PT26M19S</meta:editing-duration>
    <meta:editing-cycles>4</meta:editing-cycles>
    <meta:generator>LibreOffice/7.2.6.2$Windows_X86_64 LibreOffice_project/b0ec3a565991f7569a5a7f5d24fed7f52653d754</meta:generator>
    <meta:document-statistic meta:table-count="1" meta:image-count="1" meta:object-count="0" meta:page-count="3" meta:paragraph-count="44" meta:word-count="869" meta:character-count="5317" meta:non-whitespace-character-count="4489"/>
  </office:meta>
</office:document-meta>
</file>